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ýchozí-title">
      <style:graphic-properties draw:textarea-vertical-align="middle" draw:auto-grow-height="true" fo:min-height="3.506cm"/>
    </style:style>
    <style:style style:name="pr2" style:family="presentation" style:parent-style-name="Výchozí-subtitle">
      <style:graphic-properties draw:fill-color="#ffffff" draw:auto-grow-height="true" fo:min-height="13.859cm"/>
    </style:style>
    <style:style style:name="pr3" style:family="presentation" style:parent-style-name="Výchozí-notes">
      <style:graphic-properties draw:fill-color="#ffffff" draw:auto-grow-height="true" fo:min-height="12.572cm"/>
    </style:style>
    <style:style style:name="pr4" style:family="presentation" style:parent-style-name="Výchozí-title">
      <style:graphic-properties draw:auto-grow-height="true" fo:min-height="3.506cm"/>
    </style:style>
    <style:style style:name="pr5" style:family="presentation" style:parent-style-name="Výchozí-outline1">
      <style:graphic-properties draw:auto-grow-height="true" fo:min-height="13.859cm"/>
    </style:style>
    <style:style style:name="pr6" style:family="presentation" style:parent-style-name="Výchozí-outline1">
      <style:graphic-properties fo:min-height="13.859cm"/>
    </style:style>
    <style:style style:name="pr7" style:family="presentation" style:parent-style-name="Výchozí-subtitle">
      <style:graphic-properties draw:fill-color="#ffffff" fo:min-height="13.859cm"/>
    </style:style>
    <style:style style:name="pr8" style:family="presentation" style:parent-style-name="Výchozí-title">
      <style:graphic-properties fo:min-height="3.506cm"/>
    </style:style>
    <style:style style:name="P1" style:family="paragraph">
      <style:text-properties fo:font-family="Cambria" style:font-style-name="Italic" style:font-family-generic="roman" style:font-pitch="variable" fo:font-size="66pt" style:font-size-asian="66pt" style:font-size-complex="66pt"/>
    </style:style>
    <style:style style:name="P2" style:family="paragraph">
      <style:text-properties fo:font-family="Cambria" style:font-style-name="Italic" style:font-family-generic="roman" style:font-pitch="variable" fo:font-size="24pt"/>
    </style:style>
    <style:style style:name="P3" style:family="paragraph">
      <style:paragraph-properties fo:text-align="start"/>
    </style:style>
    <style:style style:name="P4" style:family="paragraph">
      <style:text-properties fo:font-size="26.3999996185303pt"/>
    </style:style>
    <style:style style:name="T1" style:family="text">
      <style:text-properties fo:font-family="Cambria" style:font-style-name="Italic" style:font-family-generic="roman" style:font-pitch="variable" fo:font-size="66pt" style:font-size-asian="66pt" style:font-size-complex="66pt"/>
    </style:style>
    <style:style style:name="T2" style:family="text">
      <style:text-properties fo:font-family="Cambria" style:font-style-name="Italic" style:font-family-generic="roman" style:font-pitch="variable" fo:font-size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217cm" svg:y="4.572cm" presentation:class="title" presentation:user-transformed="true">
          <draw:text-box>
            <text:p><text:span text:style-name="T1">#filterbubble</text:span></text:p>
          </draw:text-box>
        </draw:frame>
        <draw:frame presentation:style-name="pr2" draw:text-style-name="P2" draw:layer="layout" svg:width="25.199cm" svg:height="13.859cm" svg:x="1.217cm" svg:y="10.16cm" presentation:class="subtitle" presentation:user-transformed="true">
          <draw:text-box>
            <text:p><text:span text:style-name="T2">Františka Sandroni</text:span></text:p>
            <text:p><text:span text:style-name="T2">Jakub Dostá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ter bubb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li Pariser - <text:s/>2011</text:p>
              </text:list-item>
              <text:list-item>
                <text:p>sociální sítě</text:p>
              </text:list-item>
              <text:list-item>
                <text:p>Preferenční algoritmy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ůsledky</text:p>
          </draw:text-box>
        </draw:frame>
        <draw:frame presentation:style-name="pr6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Heterogenita </text:p>
              </text:list-item>
              <text:list-item>
                <text:p>Radikalizace</text:p>
              </text:list-item>
              <text:list-item>
                <text:p>Ztráta objektivity</text:p>
              </text:list-item>
              <text:list-item>
                <text:p>Ohrožení demokracie</text:p>
              </text:list-item>
            </text:list>
          </draw:text-box>
        </draw:frame>
        <draw:frame presentation:style-name="pr6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Personalizace</text:p>
              </text:list-item>
              <text:list-item>
                <text:p>Cílená informovanost</text:p>
              </text:list-item>
              <text:list-item>
                <text:p>Úspora času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timentální analýza</text:p>
          </draw:text-box>
        </draw:frame>
        <draw:frame presentation:style-name="pr7" draw:text-style-name="P3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3">Machine learning</text:p>
              </text:list-item>
              <text:list-item>
                <text:p text:style-name="P3">Klasifikace</text:p>
              </text:list-item>
              <text:list-item>
                <text:p text:style-name="P3"/>
              </text:list-item>
            </text:list>
            <text:p text:style-name="P3"/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witter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ociální síť</text:p>
              </text:list-item>
              <text:list-item>
                <text:p>Informační kanál</text:p>
              </text:list-item>
              <text:list-item>
                <text:p>Tweet hashtag</text:p>
              </text:list-item>
              <text:list-item>
                <text:p>Following x folowers <text:span text:style-name="T3">Pepův příklad</text:span></text:p>
              </text:list-item>
              <text:list-item>
                <text:p>Přístup k datům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Konstrukce měření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ýběr pozorovaných skupin JAK JSME JE VYBRALI - OBRÁZEK</text:p>
              </text:list-item>
              <text:list-item>
                <text:p>Large scale</text:p>
              </text:list-item>
              <text:list-item>
                <text:p>Klíčové slovo </text:p>
              </text:list-item>
              <text:list-item>
                <text:p>studium okolí <text:span text:style-name="T4">uživatele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ÝSLEDKY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bez_20_čáry" style:display-name="Objekt bez výplně a bez čáry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5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6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" style:page-layout-name="PM1" draw:style-name="Mdp1">
      <office:forms form:automatic-focus="false" form:apply-design-mode="false"/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5.265cm" svg:height="10.476cm" svg:x="3.161cm" svg:y="2.123cm" presentation:class="page"/>
        <draw:frame presentation:style-name="Výchozí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3-15T15:01:07</meta:creation-date>
    <meta:editing-duration>PT35M5S</meta:editing-duration>
    <meta:editing-cycles>6</meta:editing-cycles>
    <dc:date>2017-03-20T01:19:54.44</dc:date>
    <meta:generator>OpenOffice/4.1.2$Win32 OpenOffice.org_project/412m3$Build-9782</meta:generator>
    <meta:document-statistic meta:object-count="61"/>
  </office:meta>
</office:document-meta>
</file>